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fo:font-size="11pt" officeooo:paragraph-rsid="0015f0f6" style:font-size-asian="11pt" style:font-size-complex="11pt"/>
    </style:style>
    <style:style style:name="P2" style:family="paragraph" style:parent-style-name="Text_20_body">
      <style:paragraph-properties fo:margin-top="0in" fo:margin-bottom="0in" style:contextual-spacing="false"/>
      <style:text-properties fo:font-size="11pt" officeooo:rsid="000e6bed" officeooo:paragraph-rsid="001d995e" style:font-size-asian="11pt" style:font-size-complex="11pt"/>
    </style:style>
    <style:style style:name="P3" style:family="paragraph" style:parent-style-name="Text_20_body">
      <style:paragraph-properties fo:margin-top="0in" fo:margin-bottom="0in" style:contextual-spacing="false"/>
      <style:text-properties fo:font-size="11pt" officeooo:rsid="0014969d" officeooo:paragraph-rsid="0016d465" style:font-size-asian="11pt" style:font-size-complex="11pt"/>
    </style:style>
    <style:style style:name="P4" style:family="paragraph" style:parent-style-name="Text_20_body">
      <style:paragraph-properties fo:margin-top="0in" fo:margin-bottom="0in" style:contextual-spacing="false"/>
      <style:text-properties fo:font-size="11pt" officeooo:rsid="001d995e" officeooo:paragraph-rsid="001f3047" style:font-size-asian="11pt" style:font-size-complex="11pt"/>
    </style:style>
    <style:style style:name="P5" style:family="paragraph" style:parent-style-name="Text_20_body">
      <style:paragraph-properties fo:margin-top="0in" fo:margin-bottom="0in" style:contextual-spacing="false"/>
      <style:text-properties fo:font-size="11pt" officeooo:rsid="001d995e" officeooo:paragraph-rsid="00222b36" style:font-size-asian="11pt" style:font-size-complex="11pt"/>
    </style:style>
    <style:style style:name="P6" style:family="paragraph" style:parent-style-name="Text_20_body">
      <style:paragraph-properties fo:margin-top="0in" fo:margin-bottom="0in" style:contextual-spacing="false"/>
      <style:text-properties fo:font-size="11pt" officeooo:rsid="0033f1b2" officeooo:paragraph-rsid="0033f1b2" style:font-size-asian="11pt" style:font-size-complex="11pt"/>
    </style:style>
    <style:style style:name="P7" style:family="paragraph" style:parent-style-name="Text_20_body">
      <style:paragraph-properties fo:margin-top="0in" fo:margin-bottom="0in" style:contextual-spacing="false"/>
      <style:text-properties fo:font-size="11pt" officeooo:rsid="003aca75" officeooo:paragraph-rsid="003aca75" style:font-size-asian="11pt" style:font-size-complex="11pt"/>
    </style:style>
    <style:style style:name="P8" style:family="paragraph" style:parent-style-name="Text_20_body">
      <style:paragraph-properties fo:margin-top="0in" fo:margin-bottom="0in" style:contextual-spacing="false"/>
      <style:text-properties fo:font-size="11pt" officeooo:rsid="003c7ddc" officeooo:paragraph-rsid="003c7ddc" style:font-size-asian="11pt" style:font-size-complex="11pt"/>
    </style:style>
    <style:style style:name="P9" style:family="paragraph" style:parent-style-name="Text_20_body">
      <style:paragraph-properties fo:margin-top="0in" fo:margin-bottom="0in" style:contextual-spacing="false"/>
      <style:text-properties fo:font-size="11pt" style:text-underline-style="solid" style:text-underline-width="auto" style:text-underline-color="font-color" officeooo:rsid="000e6bed" officeooo:paragraph-rsid="000e6bed" style:font-size-asian="11pt" style:font-size-complex="11pt"/>
    </style:style>
    <style:style style:name="P10" style:family="paragraph" style:parent-style-name="Text_20_body">
      <style:paragraph-properties fo:margin-top="0in" fo:margin-bottom="0in" style:contextual-spacing="false"/>
      <style:text-properties fo:font-size="11pt" style:text-underline-style="solid" style:text-underline-width="auto" style:text-underline-color="font-color" officeooo:rsid="000e6bed" officeooo:paragraph-rsid="0016d465" style:font-size-asian="11pt" style:font-size-complex="11pt"/>
    </style:style>
    <style:style style:name="P11" style:family="paragraph" style:parent-style-name="Text_20_body">
      <style:paragraph-properties fo:margin-top="0in" fo:margin-bottom="0in" style:contextual-spacing="false"/>
      <style:text-properties fo:font-size="11pt" style:text-underline-style="solid" style:text-underline-width="auto" style:text-underline-color="font-color" officeooo:rsid="0015f0f6" officeooo:paragraph-rsid="0016d465" style:font-size-asian="11pt" style:font-size-complex="11pt"/>
    </style:style>
    <style:style style:name="P12" style:family="paragraph" style:parent-style-name="Text_20_body">
      <style:paragraph-properties fo:margin-top="0in" fo:margin-bottom="0in" style:contextual-spacing="false"/>
      <style:text-properties fo:font-size="11pt" style:text-underline-style="none" officeooo:rsid="00314c14" officeooo:paragraph-rsid="00314c14" style:font-size-asian="11pt" style:font-size-complex="11pt"/>
    </style:style>
    <style:style style:name="P13" style:family="paragraph" style:parent-style-name="Text_20_body">
      <style:paragraph-properties fo:margin-top="0in" fo:margin-bottom="0in" style:contextual-spacing="false"/>
      <style:text-properties fo:font-size="11pt" style:text-underline-style="none" officeooo:rsid="0031a34e" officeooo:paragraph-rsid="0031a34e" style:font-size-asian="11pt" style:font-size-complex="11pt"/>
    </style:style>
    <style:style style:name="P14" style:family="paragraph" style:parent-style-name="Text_20_body">
      <style:paragraph-properties fo:margin-top="0in" fo:margin-bottom="0in" style:contextual-spacing="false"/>
      <style:text-properties fo:font-size="11pt" style:text-underline-style="none" officeooo:rsid="0031c2c6" officeooo:paragraph-rsid="0031a34e" style:font-size-asian="11pt" style:font-size-complex="11pt"/>
    </style:style>
    <style:style style:name="P15" style:family="paragraph" style:parent-style-name="Text_20_body">
      <style:paragraph-properties fo:margin-top="0in" fo:margin-bottom="0in" style:contextual-spacing="false"/>
      <style:text-properties fo:font-size="11pt" style:text-underline-style="none" officeooo:rsid="0031c2c6" officeooo:paragraph-rsid="0031c2c6" style:font-size-asian="11pt" style:font-size-complex="11pt"/>
    </style:style>
    <style:style style:name="P16" style:family="paragraph" style:parent-style-name="Text_20_body">
      <style:paragraph-properties fo:margin-top="0in" fo:margin-bottom="0in" style:contextual-spacing="false"/>
      <style:text-properties fo:font-size="11pt" fo:font-weight="bold" officeooo:rsid="0026199f" officeooo:paragraph-rsid="0026199f" style:font-size-asian="11pt" style:font-weight-asian="bold" style:font-size-complex="11pt" style:font-weight-complex="bold"/>
    </style:style>
    <style:style style:name="P17" style:family="paragraph" style:parent-style-name="Text_20_body">
      <style:paragraph-properties fo:margin-top="0in" fo:margin-bottom="0in" style:contextual-spacing="false"/>
      <style:text-properties fo:font-size="11pt" fo:font-weight="bold" officeooo:rsid="0026e2c7" officeooo:paragraph-rsid="0026e2c7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margin-top="0in" fo:margin-bottom="0in" style:contextual-spacing="false"/>
      <style:text-properties fo:font-size="11pt" fo:font-weight="bold" officeooo:rsid="002bc476" officeooo:paragraph-rsid="002d5848" style:font-size-asian="11pt" style:font-weight-asian="bold" style:font-size-complex="11pt" style:font-weight-complex="bold"/>
    </style:style>
    <style:style style:name="P19" style:family="paragraph" style:parent-style-name="Text_20_body">
      <style:paragraph-properties fo:margin-top="0in" fo:margin-bottom="0in" style:contextual-spacing="false"/>
      <style:text-properties fo:font-size="11pt" fo:font-weight="bold" officeooo:rsid="002d5848" officeooo:paragraph-rsid="002d5848" style:font-size-asian="11pt" style:font-weight-asian="bold" style:font-size-complex="11pt" style:font-weight-complex="bold"/>
    </style:style>
    <style:style style:name="P20" style:family="paragraph" style:parent-style-name="Midnightblue_7e_LT_7e_Gliederung_20_1">
      <style:paragraph-properties fo:margin-left="0in" fo:margin-right="0in" fo:margin-top="0in" fo:margin-bottom="0in" style:contextual-spacing="false" fo:text-indent="0in" style:auto-text-indent="false"/>
      <style:text-properties style:font-name="Liberation Serif" fo:font-size="11pt" style:text-underline-style="none" fo:font-weight="normal" officeooo:rsid="000e6bed" officeooo:paragraph-rsid="0016d465" style:font-size-asian="11pt" style:font-weight-asian="normal" style:font-size-complex="11pt" style:font-weight-complex="normal"/>
    </style:style>
    <style:style style:name="P21" style:family="paragraph" style:parent-style-name="Text_20_body">
      <style:paragraph-properties fo:margin-top="0in" fo:margin-bottom="0in" style:contextual-spacing="false"/>
      <style:text-properties style:font-name="Liberation Serif" fo:font-size="11pt" style:text-underline-style="solid" style:text-underline-width="auto" style:text-underline-color="font-color" officeooo:rsid="000e6bed" officeooo:paragraph-rsid="0016d465" style:font-size-asian="11pt" style:font-size-complex="11pt"/>
    </style:style>
    <style:style style:name="P22" style:family="paragraph" style:parent-style-name="Text_20_body">
      <style:paragraph-properties fo:margin-top="0in" fo:margin-bottom="0in" style:contextual-spacing="false"/>
      <style:text-properties officeooo:paragraph-rsid="001658d5"/>
    </style:style>
    <style:style style:name="P23" style:family="paragraph" style:parent-style-name="Text_20_body">
      <style:paragraph-properties fo:margin-top="0in" fo:margin-bottom="0in" style:contextual-spacing="false"/>
      <style:text-properties officeooo:rsid="001658d5" officeooo:paragraph-rsid="001658d5"/>
    </style:style>
    <style:style style:name="P24" style:family="paragraph" style:parent-style-name="Midnightblue_7e_LT_7e_Gliederung_20_1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iberation Serif" fo:font-size="11pt" style:text-underline-style="none" fo:font-weight="normal" officeooo:rsid="0018b114" officeooo:paragraph-rsid="0016d465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margin-top="0in" fo:margin-bottom="0in" style:contextual-spacing="false"/>
      <style:text-properties fo:font-size="11pt" fo:language="ru" fo:country="RU" fo:font-weight="normal" officeooo:rsid="001658d5" officeooo:paragraph-rsid="001658d5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margin-top="0in" fo:margin-bottom="0in" style:contextual-spacing="false"/>
      <style:text-properties fo:font-size="11pt" fo:language="ru" fo:country="RU" fo:font-weight="normal" officeooo:rsid="0016d465" officeooo:paragraph-rsid="001658d5" style:font-size-asian="11pt" style:font-weight-asian="normal" style:font-size-complex="11pt" style:font-weight-complex="normal"/>
    </style:style>
    <style:style style:name="P27" style:family="paragraph" style:parent-style-name="Text_20_body">
      <style:paragraph-properties fo:margin-top="0in" fo:margin-bottom="0in" style:contextual-spacing="false"/>
      <style:text-properties fo:font-size="11pt" fo:font-style="normal" style:text-underline-style="none" fo:font-weight="normal" officeooo:rsid="0016d465" officeooo:paragraph-rsid="0016d465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Text_20_body">
      <style:paragraph-properties fo:margin-top="0in" fo:margin-bottom="0in" style:contextual-spacing="false"/>
      <style:text-properties fo:font-size="11pt" fo:font-weight="normal" officeooo:rsid="002ef292" officeooo:paragraph-rsid="002d5848" style:font-size-asian="11pt" style:font-weight-asian="normal" style:font-size-complex="11pt" style:font-weight-complex="normal"/>
    </style:style>
    <style:style style:name="P29" style:family="paragraph" style:parent-style-name="Text_20_body" style:list-style-name="L1">
      <style:paragraph-properties fo:margin-top="0in" fo:margin-bottom="0in" style:contextual-spacing="false"/>
      <style:text-properties fo:font-size="11pt" officeooo:rsid="0033f1b2" officeooo:paragraph-rsid="0035742f" style:font-size-asian="11pt" style:font-size-complex="11pt"/>
    </style:style>
    <style:style style:name="P30" style:family="paragraph" style:parent-style-name="Text_20_body" style:list-style-name="L1">
      <style:paragraph-properties fo:margin-top="0in" fo:margin-bottom="0in" style:contextual-spacing="false"/>
      <style:text-properties fo:font-size="11pt" officeooo:rsid="0035742f" officeooo:paragraph-rsid="0035742f" style:font-size-asian="11pt" style:font-size-complex="11pt"/>
    </style:style>
    <style:style style:name="P31" style:family="paragraph" style:parent-style-name="Text_20_body" style:list-style-name="L2">
      <style:paragraph-properties fo:margin-top="0in" fo:margin-bottom="0in" style:contextual-spacing="false"/>
      <style:text-properties fo:font-size="11pt" officeooo:rsid="003aca75" officeooo:paragraph-rsid="003aca75" style:font-size-asian="11pt" style:font-size-complex="11pt"/>
    </style:style>
    <style:style style:name="P32" style:family="paragraph" style:parent-style-name="Text_20_body" style:list-style-name="L3">
      <style:paragraph-properties fo:margin-top="0in" fo:margin-bottom="0in" style:contextual-spacing="false"/>
      <style:text-properties fo:font-size="11pt" officeooo:paragraph-rsid="0016d465" style:font-size-asian="11pt" style:font-size-complex="11pt"/>
    </style:style>
    <style:style style:name="P33" style:family="paragraph" style:parent-style-name="Text_20_body" style:list-style-name="L4">
      <style:paragraph-properties fo:margin-top="0in" fo:margin-bottom="0in" style:contextual-spacing="false"/>
      <style:text-properties fo:font-size="11pt" officeooo:rsid="003c7ddc" officeooo:paragraph-rsid="003c7ddc" style:font-size-asian="11pt" style:font-size-complex="11pt"/>
    </style:style>
    <style:style style:name="P34" style:family="paragraph" style:parent-style-name="Text_20_body" style:list-style-name="L5">
      <style:paragraph-properties fo:margin-top="0in" fo:margin-bottom="0in" style:contextual-spacing="false"/>
      <style:text-properties fo:font-size="11pt" officeooo:rsid="003c7ddc" officeooo:paragraph-rsid="003c7ddc" style:font-size-asian="11pt" style:font-size-complex="11pt"/>
    </style:style>
    <style:style style:name="P35" style:family="paragraph" style:parent-style-name="Text_20_body">
      <style:paragraph-properties fo:margin-top="0in" fo:margin-bottom="0in" style:contextual-spacing="false"/>
      <style:text-properties style:font-name="Liberation Serif" fo:font-size="11pt" officeooo:rsid="0015f0f6" officeooo:paragraph-rsid="0016d465" style:font-size-asian="11pt" style:font-size-complex="11pt"/>
    </style:style>
    <style:style style:name="P36" style:family="paragraph" style:parent-style-name="Text_20_body" style:list-style-name="L1">
      <style:paragraph-properties fo:margin-top="0in" fo:margin-bottom="0in" style:contextual-spacing="false"/>
      <style:text-properties officeooo:paragraph-rsid="0037f73e"/>
    </style:style>
    <style:style style:name="P37" style:family="paragraph" style:parent-style-name="Text_20_body" style:list-style-name="L1">
      <style:paragraph-properties fo:margin-top="0in" fo:margin-bottom="0in" style:contextual-spacing="false"/>
      <style:text-properties officeooo:rsid="0039af4c" officeooo:paragraph-rsid="0039af4c"/>
    </style:style>
    <style:style style:name="T1" style:family="text">
      <style:text-properties officeooo:rsid="0014969d"/>
    </style:style>
    <style:style style:name="T2" style:family="text">
      <style:text-properties officeooo:rsid="0015f0f6"/>
    </style:style>
    <style:style style:name="T3" style:family="text">
      <style:text-properties fo:font-size="11pt" style:text-underline-style="none" officeooo:rsid="001658d5" style:font-size-asian="11pt" style:font-size-complex="11pt"/>
    </style:style>
    <style:style style:name="T4" style:family="text">
      <style:text-properties fo:font-size="11pt" style:text-underline-style="none" fo:font-weight="normal" officeooo:rsid="001658d5" style:font-size-asian="11pt" style:font-weight-asian="normal" style:font-size-complex="11pt" style:font-weight-complex="normal"/>
    </style:style>
    <style:style style:name="T5" style:family="text">
      <style:text-properties fo:font-size="11pt" officeooo:rsid="0037f73e" style:font-size-asian="11pt" style:font-size-complex="11pt"/>
    </style:style>
    <style:style style:name="T6" style:family="text">
      <style:text-properties fo:font-size="11pt" fo:language="ru" fo:country="RU" fo:font-weight="normal" style:font-size-asian="11pt" style:font-weight-asian="normal" style:font-size-complex="11pt" style:font-weight-complex="normal"/>
    </style:style>
    <style:style style:name="T7" style:family="text">
      <style:text-properties fo:font-size="11pt" fo:language="ru" fo:country="RU" fo:font-weight="normal" officeooo:rsid="001658d5" style:font-size-asian="11pt" style:font-weight-asian="normal" style:font-size-complex="11pt" style:font-weight-complex="normal"/>
    </style:style>
    <style:style style:name="T8" style:family="text">
      <style:text-properties fo:font-size="11pt" fo:language="ru" fo:country="RU" fo:font-weight="normal" officeooo:rsid="0016d465" style:font-size-asian="11pt" style:font-weight-asian="normal" style:font-size-complex="11pt" style:font-weight-complex="normal"/>
    </style:style>
    <style:style style:name="T9" style:family="text">
      <style:text-properties fo:font-size="11pt" fo:language="ru" fo:country="RU" fo:font-weight="normal" officeooo:rsid="001a3c4e" style:font-size-asian="11pt" style:font-weight-asian="normal" style:font-size-complex="11pt" style:font-weight-complex="normal"/>
    </style:style>
    <style:style style:name="T10" style:family="text">
      <style:text-properties fo:font-size="11pt" fo:language="ru" fo:country="RU" fo:font-weight="normal" officeooo:rsid="001acc9f" style:font-size-asian="11pt" style:font-weight-asian="normal" style:font-size-complex="11pt" style:font-weight-complex="normal"/>
    </style:style>
    <style:style style:name="T11" style:family="text">
      <style:text-properties fo:font-weight="bold" officeooo:rsid="00222b36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a2d72" style:font-weight-asian="normal" style:font-weight-complex="normal"/>
    </style:style>
    <style:style style:name="T14" style:family="text">
      <style:text-properties fo:font-weight="normal" officeooo:rsid="002bc476" style:font-weight-asian="normal" style:font-weight-complex="normal"/>
    </style:style>
    <style:style style:name="T15" style:family="text">
      <style:text-properties fo:font-weight="normal" officeooo:rsid="002d5848" style:font-weight-asian="normal" style:font-weight-complex="normal"/>
    </style:style>
    <style:style style:name="T16" style:family="text">
      <style:text-properties fo:font-weight="normal" officeooo:rsid="002d6a62" style:font-weight-asian="normal" style:font-weight-complex="normal"/>
    </style:style>
    <style:style style:name="T17" style:family="text">
      <style:text-properties fo:font-weight="normal" officeooo:rsid="002ef292" style:font-weight-asian="normal" style:font-weight-complex="normal"/>
    </style:style>
    <style:style style:name="T18" style:family="text">
      <style:text-properties style:font-name="Liberation Serif" officeooo:rsid="0015f0f6"/>
    </style:style>
    <style:style style:name="T19" style:family="text">
      <style:text-properties fo:color="#000000" loext:opacity="100%"/>
    </style:style>
    <style:style style:name="T20" style:family="text">
      <style:text-properties fo:color="#000000" loext:opacity="100%" officeooo:rsid="001843db"/>
    </style:style>
    <style:style style:name="T21" style:family="text">
      <style:text-properties fo:color="#000000" loext:opacity="100%" officeooo:rsid="00188ef7"/>
    </style:style>
    <style:style style:name="T22" style:family="text">
      <style:text-properties fo:color="#000000" loext:opacity="100%" officeooo:rsid="0018b114"/>
    </style:style>
    <style:style style:name="T23" style:family="text">
      <style:text-properties fo:color="#000000" loext:opacity="100%" officeooo:rsid="00200c35"/>
    </style:style>
    <style:style style:name="T24" style:family="text">
      <style:text-properties officeooo:rsid="001d995e"/>
    </style:style>
    <style:style style:name="T25" style:family="text">
      <style:text-properties officeooo:rsid="001f3047"/>
    </style:style>
    <style:style style:name="T26" style:family="text">
      <style:text-properties officeooo:rsid="002131bf"/>
    </style:style>
    <style:style style:name="T27" style:family="text">
      <style:text-properties officeooo:rsid="00222b36"/>
    </style:style>
    <style:style style:name="T28" style:family="text">
      <style:text-properties officeooo:rsid="0024406a"/>
    </style:style>
    <style:style style:name="T29" style:family="text">
      <style:text-properties officeooo:rsid="002bc476"/>
    </style:style>
    <style:style style:name="T30" style:family="text">
      <style:text-properties officeooo:rsid="002d5848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officeooo:rsid="001d995e"/>
    </style:style>
    <style:style style:name="T33" style:family="text">
      <style:text-properties officeooo:rsid="0031a34e"/>
    </style:style>
    <style:style style:name="T34" style:family="text">
      <style:text-properties officeooo:rsid="0035742f"/>
    </style:style>
    <style:style style:name="T35" style:family="text">
      <style:text-properties officeooo:rsid="0035b624"/>
    </style:style>
    <style:style style:name="T36" style:family="text">
      <style:text-properties officeooo:rsid="00367b29"/>
    </style:style>
    <style:style style:name="T37" style:family="text">
      <style:text-properties officeooo:rsid="0037f73e"/>
    </style:style>
    <style:style style:name="T38" style:family="text">
      <style:text-properties officeooo:rsid="0039af4c"/>
    </style:style>
    <style:style style:name="T39" style:family="text">
      <style:text-properties officeooo:rsid="003c7ddc"/>
    </style:style>
    <style:style style:name="T40" style:family="text">
      <style:text-properties officeooo:rsid="003d7c93"/>
    </style:style>
    <style:style style:name="T41" style:family="text">
      <style:text-properties officeooo:rsid="0040d0b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1) Описание необходимых для понимания технических деталей.</text:p>
      <text:p text:style-name="P1"><text:span text:style-name="T2">В данном докладе речь </text:span><text:span text:style-name="T25">пой</text:span><text:span text:style-name="T2">дет об операционных системах на базе ядра Linux. </text:span><text:span text:style-name="T1">Что такое операционная система? <text:s/>Набор программ, которые позволяют вам работать с вашим компьютером и запускать другие программы.</text:span></text:p>
      <text:p text:style-name="P1"/>
      <text:p text:style-name="P9">1.<text:span text:style-name="T2">1</text:span>) Хранение переменных окружения и аргументов программы.</text:p>
      <text:p text:style-name="P22"><text:span text:style-name="T3">В Linux существует такое понятие как процесс. </text:span><text:span text:style-name="T4">Это</text:span><text:span text:style-name="T6"> </text:span><text:span text:style-name="T7">некоторая единица активности ОС, в которой существуют последовательные действия, текущее состояние и набор связанных ресурсов. У процесса существует некоторое адресное пространство, которое делится на кучу, стек, код библиотек, сегмент кода и так далее. Нам в данном случае важен стек, поскольку именно в нем запущенная программа хранит переменные окружения и аргументы программы. </text:span></text:p>
      <text:p text:style-name="P25">…</text:p>
      <text:p text:style-name="P23"><text:span text:style-name="T6">Дальше там на слайдах приводится </text:span><text:span text:style-name="T9">то, где и как</text:span><text:span text:style-name="T6"> хранятся аргументы и переменные окружения.</text:span></text:p>
      <text:p text:style-name="P25">….</text:p>
      <text:p text:style-name="P23"><text:span text:style-name="T6">Собственно, нам важно то, что переменные окружения и аргументы программы отделяются друг от друга NULLом, это как раз нам в дальнейшем и пригодится </text:span><text:span text:style-name="T8">для осуществления </text:span><text:span text:style-name="T10">эксплоита</text:span><text:span text:style-name="T8">.</text:span></text:p>
      <text:p text:style-name="P26"/>
      <text:p text:style-name="P9">1.<text:span text:style-name="T2">2</text:span>) Привилегии пользователя.</text:p>
      <text:p text:style-name="P27">Пару слов о привелегиях пользователя. Поскольку система Linux является многопользовательской, то в ней могут работать одновременно и поочереди несколько пользователей. Каждый из пользователей обладает своими правами доступа. Также помимо обычных пользователей существует суперпользователь, так называемый root, который может читать любые данные других пользователей, а также изменять, удалять, добавлять свои данные в их домашнюю директорию. Кроме того, он может изменять важные для системы ресурсы. Чтобы у каждого пользователя были разные права, в Linux есть такая вещь как авторизация, все с ней были знакомы еще на курсе веб программирования.</text:p>
      <text:p text:style-name="P27">…</text:p>
      <text:p text:style-name="P27">В дальнейшем будет рассмотрено как с помощью данной уязвимости можно избежать процесса авторизации и сразу стать суперпользователем.</text:p>
      <text:p text:style-name="P27"/>
      <text:p text:style-name="P11">1.3) Дистрибутивы Linux.</text:p>
      <text:p text:style-name="P3">В GNU/Linux есть поняти<text:span text:style-name="T2">е</text:span> дистрибутивов: это такие операционные системы, ядро <text:span text:style-name="T2">в </text:span>которых — Linux, в них используется <text:span text:style-name="T2">бесплатное программное обеспечение GNU, а также какие-либо свои </text:span><text:span text:style-name="T18">предустановленные пакеты. Так например в Debian во время установки мы выбираем конфигурацию системы, и в результате устанавливается необходимое для корректной работы данной конфигурации программное обеспечения, оно «связывается» с помощью различных конфигов и в результате мы получаем рабочую требуемую нам операционную систему.</text:span></text:p>
      <text:p text:style-name="P35"/>
      <text:p text:style-name="P21">1.<text:span text:style-name="T2">4</text:span>) Библиотека polkit.</text:p>
      <text:p text:style-name="P20"><text:span text:style-name="T23">Это набор утилит, которые предоставляют</text:span><text:span text:style-name="T19"> непривелигированным процессам возможности выполнения действия, требующих прав суперпользователя. </text:span><text:span text:style-name="T20">Данная библиотека установлена на большинстве распространенных дистрибутивах, таких как Ubuntu, Debian, Fedora, CentOS и других, что означает, что до того, как данная уязвимость была исправлена, большинство </text:span><text:span text:style-name="T21">машин, на которых установлены данные </text:span><text:span text:style-name="T20">дистрибутив</text:span><text:span text:style-name="T21">ы,</text:span><text:span text:style-name="T20"> могли стать уязвимыми, </text:span><text:span text:style-name="T21">а, учитывая то, что основная часть серверов сейчас работает под управлением Linux, </text:span><text:span text:style-name="T22">это является большой проблемой.</text:span></text:p>
      <text:p text:style-name="P24"/>
      <text:p text:style-name="P10">2) Объяснение причин, из-за которых произошла данная уязвимость.</text:p>
      <text:p text:style-name="P4">В дальнейшем мы будем рассматривать исходный код <text:span text:style-name="T25">программы</text:span> pkexec <text:span text:style-name="T26">из пакета polkit</text:span>: <text:span text:style-name="T25">будет объяснено, </text:span>в чем же заключается уязвимость, <text:span text:style-name="T25">а также код связанных библиотек для лучшего понимания того, что происходит.</text:span> </text:p>
      <text:p text:style-name="P4"><text:span text:style-name="T25">Отметим </text:span>для чего нужна программа <text:span text:style-name="T25">pkexec</text:span>. На слайде 9 показано описание. Напоминает sudo.</text:p>
      <text:p text:style-name="P4"/>
      <text:p text:style-name="P5"><text:soft-page-break/><text:span text:style-name="T11">Слайд 10</text:span><text:span text:style-name="T27">. </text:span>Теперь перейдем к самому эксплоиту. <text:span text:style-name="T28">На 534 строчке мы видим, что к n, означающий номер аргументов, присваивается единица. Однако мы можем передать программе 0 аргументов, тогда на основании того, как устроена память, в нашей программе указатель будет показывать на 0 переменную окружения. </text:span><text:span text:style-name="T33">Обычно 0 аргументом программы является ее название.</text:span></text:p>
      <text:p text:style-name="P16">Слайд 11<text:span text:style-name="T12">. Значит в случае, если у нас 0 аргументов, то на 610 строке мы записываем в path 0 переменную окружения.</text:span></text:p>
      <text:p text:style-name="P16">Слайд 12<text:span text:style-name="T12">. Если переменная окружения не начинается на `/`, то в случае, если программа будет найдена в PATH, в 0 переменную окружения запишется PATH.</text:span></text:p>
      <text:p text:style-name="P16">Слайд 13<text:span text:style-name="T12">. На 702 строке чистятся переменные окружения, поэтому необходимо реализовать уязвимость между кодом. Как </text:span></text:p>
      <text:p text:style-name="P17">Слайд 14<text:span text:style-name="T12">. В чем же проблема просто взять и не добавить переменную окружения при старте программе. Дело в том, что мы не можем передать некоторые переменные окружения, так называемые </text:span><text:span text:style-name="T13">I</text:span><text:span text:style-name="T12">nsecure Environment Variables, поскольку они фильтруются библиотекой ld.so для программ, которые должны быть исполнены как другой пользователь. Таким образом, поскольку мы раннее показали, что можем записать любую переменную окружения с помощью Out of Bounds Write, то это эскалация привилегиями.</text:span></text:p>
      <text:p text:style-name="P17"><text:span text:style-name="Strong_20_Emphasis"><text:span text:style-name="T29">T</text:span></text:span><text:span text:style-name="Strong_20_Emphasis">he environment of a process is only available to the user (euid) running the process</text:span><text:span text:style-name="T12">.</text:span></text:p>
      <text:p text:style-name="P17">Слайд 15<text:span text:style-name="T12">. </text:span><text:span text:style-name="T14">Вернемся обратно к pkexec.c. Нам необходимо запустить уязвимость между строчками 610 и 702. Для этого как раз подойдет функция validate_environment_variable. На 413 строке, в случае, если выполняется условие в скобочках, то вызывается функция gprinterr, она нам и нужна.</text:span></text:p>
      <text:p text:style-name="P18">Слайд 16<text:span text:style-name="T12">. Она работает по принципу, что если у нас кодировка UTF-8, то она печатает сообщение как обычно, а если нет, то будет искать с помощью переменной окружения GCONV_PATH модуль конвертации из одной кодировки к другой, а поскольку мы можем записать любую переменную окружения, то это и будет нашим эксплоитом. </text:span></text:p>
      <text:p text:style-name="P18"><text:span text:style-name="T30">Слайд 17</text:span><text:span text:style-name="T15">. П</text:span><text:span text:style-name="T12">ишем свой модуль конвертации, и в нем устанавливаем с помощью setuid uid суперпользователя.</text:span></text:p>
      <text:p text:style-name="P19">Слайд 18<text:span text:style-name="T12">. Программа, которую мы запускаем, чтобы получить права суперпользователя.</text:span></text:p>
      <text:p text:style-name="P19">Слайд <text:span text:style-name="T41">20</text:span><text:span text:style-name="T12">. Vulnerability resolved. </text:span><text:span text:style-name="T16">По ссылке можно перейти </text:span><text:span text:style-name="T17">и</text:span><text:span text:style-name="T16"> протестировать </text:span><text:span text:style-name="T17">работоспособность уязвимости, до того, как она была решена.</text:span></text:p>
      <text:p text:style-name="P28"/>
      <text:p text:style-name="P2"><text:span text:style-name="T32">3</text:span><text:span text:style-name="T31">) Обобщение проблемы.</text:span></text:p>
      <text:p text:style-name="P12">Основная проблема, в результате которой стала возможность данная уязвимость — Out of Bounds Read/Write Operations. Она означает, что мы можем прочитать ту часть памяти, которую не хотели или нам не предназначалась, или записать данные за границу аллоцированной памяти или в другую часть аллоцированной памяти, что потенциально можно привести к arbitrary code execution, т.е произвольному исполнению кода, или к сбою. Возможно вам знакомы такие вещи как segmentation fault, buffer overflow. Они часто возникают в связи с Out of Bounds.</text:p>
      <text:p text:style-name="P12"/>
      <text:p text:style-name="P13">Данная причина связана с тем, как устроена память существующих компьютеров: ячейки памяти имеют свои адреса, сама память непрерывна.</text:p>
      <text:p text:style-name="P13"/>
      <text:p text:style-name="P13">Чтобы отлавливать данную ошибку на ранних этапах, в современных операционных системах память бьется на страницы, а также каждый процесс запускается в своем виртуальном адресном пространстве. Таким образом, если процесс попытается что-то сделать с памятью, которая ему не предназначается, то получит Segfault.</text:p>
      <text:p text:style-name="P14"/>
      <text:p text:style-name="P15">Данная проблема является довольно распространенной. </text:p>
      <text:p text:style-name="P13"/>
      <text:p text:style-name="P10"><text:span text:style-name="T24">4</text:span>) Принятые меры в связи с данным инцидентом (приветствуются диаграммы рассматриваемых процессов).</text:p>
      <text:p text:style-name="P6"><text:soft-page-break/>На самом деле тяжело говорить что-либо о принятых мерах конкретно в данном случае, поскольку данные инциденты являются довольно частыми, однако если говорить о тенденции индустрии в целом, то в последнее время все больше и больше приложений пишется:</text:p>
      <text:list xml:id="list1195325102" text:style-name="L1">
        <text:list-item>
          <text:p text:style-name="P29">на более высокоуровневых языках программирования, где управление памятью сокрыто и отдается на интерпретатор или компилятор, </text:p>
        </text:list-item>
        <text:list-item>
          <text:p text:style-name="P29"><text:span text:style-name="T34">Используем уже написанное и протестированное программное обеспечение для создания своих решений</text:span>. (Java и Kotlin, Scala, Groovy, Clojure)</text:p>
        </text:list-item>
        <text:list-item>
          <text:p text:style-name="P30">Ограничение ручного управления памятью в языках программирования в «эффективных» языках программирования (Rust и Unsafe блоки кода)</text:p>
        </text:list-item>
        <text:list-item>
          <text:p text:style-name="P30">Современные компиляторы умеют проверять код на возможные уязвимости (<text:span text:style-name="T35">Врубаем кучу флагов с вероятностными ошибками в </text:span><text:span text:style-name="T36">C/</text:span>C++ <text:span text:style-name="T35">или </text:span>Rust)</text:p>
        </text:list-item>
        <text:list-item>
          <text:p text:style-name="P36"><text:span text:style-name="T5">Популяризация организаций, нацеленных на </text:span>выявл<text:span text:style-name="T37">ение,</text:span> определ<text:span text:style-name="T37">ение</text:span> и каталогизирова<text:span text:style-name="T37">ние</text:span> публично раскрыты<text:span text:style-name="T37">х</text:span> уязвимост<text:span text:style-name="T37">ей</text:span> кибербезопасности <text:span text:style-name="T38">(CVE — </text:span><text:span text:style-name="T40">Common Vulnerabilities and Exposures</text:span><text:span text:style-name="T38">)</text:span></text:p>
        </text:list-item>
        <text:list-item>
          <text:p text:style-name="P37">Появление платформ безопасности для разработчиков (Snyk): выявление уязвимостей на основании базы данных с открытым исходным кодом.</text:p>
        </text:list-item>
      </text:list>
      <text:p text:style-name="P10">5) Мораль.</text:p>
      <text:p text:style-name="P7">Пользователям:</text:p>
      <text:list xml:id="list3026776458" text:style-name="L2">
        <text:list-item>
          <text:p text:style-name="P31">Используйте последние версии программного обеспечения, поскольку зачастую чем новее версия, тем меньше в ней ошибок и уязвимостей</text:p>
        </text:list-item>
        <text:list-item>
          <text:p text:style-name="P31">Не загружайте исполняемые файлы из незнакомых источников, так как они могут использовать уязвимости ПО для своих целей</text:p>
        </text:list-item>
        <text:list-item>
          <text:p text:style-name="P31">Перед использованием приложения можно прогнать его в контейнере и посмотреть на уязвимости, обнаруженные в данном приложении. Тогда можете с почти с безопасностью ставить его на основную машину.</text:p>
        </text:list-item>
        <text:list-item>
          <text:p text:style-name="P31">Используйте различные анализаторы <text:span text:style-name="T39">исходных кодов и исполняемых программ </text:span>для обнаружения уязвимостей, <text:span text:style-name="T39">например, Snyk, Checkmarx, Sonatype и другие.</text:span></text:p>
        </text:list-item>
      </text:list>
      <text:list xml:id="list2574232430" text:style-name="L3">
        <text:list-item>
          <text:p text:style-name="P32">мораль может быть адресована</text:p>
        </text:list-item>
      </text:list>
      <text:p text:style-name="P8">Разработчикам:</text:p>
      <text:list xml:id="list4059395298" text:style-name="L4">
        <text:list-item>
          <text:p text:style-name="P33">Также используйте различные анализаторы, профилировщики, санитайзеры.</text:p>
        </text:list-item>
        <text:list-item>
          <text:p text:style-name="P33">Смотрите на ошибки компиляторов</text:p>
        </text:list-item>
        <text:list-item>
          <text:p text:style-name="P33">Пишите на более высокоуровневых языках программирования, если не требуется обратного</text:p>
        </text:list-item>
      </text:list>
      <text:p text:style-name="P8">Администраторам:</text:p>
      <text:list xml:id="list611299817" text:style-name="L5">
        <text:list-item>
          <text:p text:style-name="P34">Будьте вкурсе новостей уязвимостей ПО. Короче читайте CV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 fo:text-align="center" style:justify-single-word="false"/>
      <style:text-properties fo:color="#1abc9c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Liberation Sans2" style:font-family-asian="'Liberation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idnightblue_7e_LT_7e_Gliederung_20_1" style:display-name="Midnightblue~LT~Gliederung 1" style:family="paragraph">
      <style:paragraph-properties fo:margin-top="0in" fo:margin-bottom="0.1457in" style:contextual-spacing="false"/>
      <style:text-properties fo:color="#2c3e50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bold" style:letter-kerning="true" style:font-name-asian="Liberation Sans2" style:font-family-asian="'Liberation Sans'" style:font-family-generic-asian="system" style:font-pitch-asian="variable" style:font-size-asian="2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7e_LT_7e_Gliederung_20_2" style:display-name="Midnightblue~LT~Gliederung 2" style:family="paragraph" style:parent-style-name="Midnightblue_7e_LT_7e_Gliederung_20_1">
      <style:paragraph-properties fo:margin-top="0in" fo:margin-bottom="0.1181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Midnightblue_7e_LT_7e_Gliederung_20_3" style:display-name="Midnightblue~LT~Gliederung 3" style:family="paragraph" style:parent-style-name="Midnightblue_7e_LT_7e_Gliederung_20_2">
      <style:paragraph-properties fo:margin-top="0in" fo:margin-bottom="0.0882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idnightblue_7e_LT_7e_Gliederung_20_4" style:display-name="Midnightblue~LT~Gliederung 4" style:family="paragraph" style:parent-style-name="Midnightblue_7e_LT_7e_Gliederung_20_3">
      <style:paragraph-properties fo:margin-top="0in" fo:margin-bottom="0.0591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Gliederung_20_5" style:display-name="Midnightblue~LT~Gliederung 5" style:family="paragraph" style:parent-style-name="Midnightblue_7e_LT_7e_Gliederung_20_4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Gliederung_20_6" style:display-name="Midnightblue~LT~Gliederung 6" style:family="paragraph" style:parent-style-name="Midnightblue_7e_LT_7e_Gliederung_20_5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Gliederung_20_7" style:display-name="Midnightblue~LT~Gliederung 7" style:family="paragraph" style:parent-style-name="Midnightblue_7e_LT_7e_Gliederung_20_6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Gliederung_20_8" style:display-name="Midnightblue~LT~Gliederung 8" style:family="paragraph" style:parent-style-name="Midnightblue_7e_LT_7e_Gliederung_20_7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Gliederung_20_9" style:display-name="Midnightblue~LT~Gliederung 9" style:family="paragraph" style:parent-style-name="Midnightblue_7e_LT_7e_Gliederung_20_8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Titel" style:display-name="Midnightblue~LT~Titel" style:family="paragraph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27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7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7e_LT_7e_Untertitel" style:display-name="Midnightblue~LT~Untertitel" style:family="paragraph">
      <style:paragraph-properties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7e_LT_7e_Notizen" style:display-name="Midnightblu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7e_LT_7e_Hintergrundobjekte" style:display-name="Midnightblue~LT~Hintergrundobjekte" style:family="paragraph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Liberation Sans2" style:font-family-asian="'Liberation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Midnightblue_7e_LT_7e_Hintergrund" style:display-name="Midnightblue~LT~Hintergrund" style:family="paragraph">
      <style:text-properties style:font-name="Source Sans Pro" fo:font-family="'Source Sans Pro'" style:font-family-generic="roman" style:font-pitch="variable" fo:font-size="12pt" style:letter-kerning="true" style:font-name-asian="Liberation Sans2" style:font-family-asian="'Liberation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Liberation Sans2" style:font-family-asian="'Liberation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Source Sans Pro" fo:font-family="'Source Sans Pro'" style:font-family-generic="roman" style:font-pitch="variable" fo:font-size="12pt" style:letter-kerning="true" style:font-name-asian="Liberation Sans2" style:font-family-asian="'Liberation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in" fo:margin-bottom="0.1457in" style:contextual-spacing="false"/>
      <style:text-properties fo:color="#2c3e50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bold" style:letter-kerning="true" style:font-name-asian="Liberation Sans2" style:font-family-asian="'Liberation Sans'" style:font-family-generic-asian="system" style:font-pitch-asian="variable" style:font-size-asian="2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in" fo:margin-bottom="0.1181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in" fo:margin-bottom="0.0882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in" fo:margin-bottom="0.0591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Default_20_Drawing_20_Style">
      <style:paragraph-properties fo:margin-top="0in" fo:margin-bottom="0in" style:contextual-spacing="false" style:line-height-at-least="0.139in"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" style:family="paragraph" style:parent-style-name="Default_20_Drawing_20_Style">
      <style:paragraph-properties fo:margin-top="0in" fo:margin-bottom="0in" style:contextual-spacing="false" style:line-height-at-least="0.139in"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>
      <style:paragraph-properties fo:margin-top="0in" fo:margin-bottom="0in" style:contextual-spacing="false" style:line-height-at-least="0.139in"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>
      <style:paragraph-properties fo:margin-top="0in" fo:margin-bottom="0in" style:contextual-spacing="false" style:line-height-at-least="0.139in"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idnightblue1_7e_LT_7e_Gliederung_20_1" style:display-name="Midnightblue1~LT~Gliederung 1" style:family="paragraph">
      <style:paragraph-properties fo:margin-top="0in" fo:margin-bottom="0.090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1_7e_LT_7e_Gliederung_20_2" style:display-name="Midnightblue1~LT~Gliederung 2" style:family="paragraph" style:parent-style-name="Midnightblue1_7e_LT_7e_Gliederung_20_1">
      <style:paragraph-properties fo:margin-top="0in" fo:margin-bottom="0.1181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Gliederung_20_3" style:display-name="Midnightblue1~LT~Gliederung 3" style:family="paragraph" style:parent-style-name="Midnightblue1_7e_LT_7e_Gliederung_20_2">
      <style:paragraph-properties fo:margin-top="0in" fo:margin-bottom="0.0882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Gliederung_20_4" style:display-name="Midnightblue1~LT~Gliederung 4" style:family="paragraph" style:parent-style-name="Midnightblue1_7e_LT_7e_Gliederung_20_3">
      <style:paragraph-properties fo:margin-top="0in" fo:margin-bottom="0.0591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Gliederung_20_5" style:display-name="Midnightblue1~LT~Gliederung 5" style:family="paragraph" style:parent-style-name="Midnightblue1_7e_LT_7e_Gliederung_20_4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Gliederung_20_6" style:display-name="Midnightblue1~LT~Gliederung 6" style:family="paragraph" style:parent-style-name="Midnightblue1_7e_LT_7e_Gliederung_20_5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Gliederung_20_7" style:display-name="Midnightblue1~LT~Gliederung 7" style:family="paragraph" style:parent-style-name="Midnightblue1_7e_LT_7e_Gliederung_20_6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Gliederung_20_8" style:display-name="Midnightblue1~LT~Gliederung 8" style:family="paragraph" style:parent-style-name="Midnightblue1_7e_LT_7e_Gliederung_20_7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Gliederung_20_9" style:display-name="Midnightblue1~LT~Gliederung 9" style:family="paragraph" style:parent-style-name="Midnightblue1_7e_LT_7e_Gliederung_20_8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Titel" style:display-name="Midnightblue1~LT~Titel" style:family="paragraph">
      <style:paragraph-properties fo:line-height="150%" fo:text-align="center" style:justify-single-word="false"/>
      <style:text-properties fo:color="#ffffff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27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7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1_7e_LT_7e_Untertitel" style:display-name="Midnightblue1~LT~Untertitel" style:family="paragraph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1_7e_LT_7e_Notizen" style:display-name="Midnightblue1~LT~Notizen" style:family="paragraph">
      <style:paragraph-properties fo:margin-left="0.2362in" fo:margin-right="0in" fo:text-indent="-0.2362in" style:auto-text-indent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1_7e_LT_7e_Hintergrundobjekte" style:display-name="Midnightblue1~LT~Hintergrundobjekte" style:family="paragraph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Liberation Sans2" style:font-family-asian="'Liberation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Midnightblue1_7e_LT_7e_Hintergrund" style:display-name="Midnightblue1~LT~Hintergrund" style:family="paragraph">
      <style:text-properties style:font-name="Source Sans Pro" fo:font-family="'Source Sans Pro'" style:font-family-generic="roman" style:font-pitch="variable" fo:font-size="12pt" style:letter-kerning="true" style:font-name-asian="Liberation Sans2" style:font-family-asian="'Liberation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idnightblue2_7e_LT_7e_Gliederung_20_1" style:display-name="Midnightblue2~LT~Gliederung 1" style:family="paragraph">
      <style:paragraph-properties fo:margin-top="0in" fo:margin-bottom="0.090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2_7e_LT_7e_Gliederung_20_2" style:display-name="Midnightblue2~LT~Gliederung 2" style:family="paragraph" style:parent-style-name="Midnightblue2_7e_LT_7e_Gliederung_20_1">
      <style:paragraph-properties fo:margin-top="0in" fo:margin-bottom="0.1181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Gliederung_20_3" style:display-name="Midnightblue2~LT~Gliederung 3" style:family="paragraph" style:parent-style-name="Midnightblue2_7e_LT_7e_Gliederung_20_2">
      <style:paragraph-properties fo:margin-top="0in" fo:margin-bottom="0.0882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Gliederung_20_4" style:display-name="Midnightblue2~LT~Gliederung 4" style:family="paragraph" style:parent-style-name="Midnightblue2_7e_LT_7e_Gliederung_20_3">
      <style:paragraph-properties fo:margin-top="0in" fo:margin-bottom="0.0591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Gliederung_20_5" style:display-name="Midnightblue2~LT~Gliederung 5" style:family="paragraph" style:parent-style-name="Midnightblue2_7e_LT_7e_Gliederung_20_4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Gliederung_20_6" style:display-name="Midnightblue2~LT~Gliederung 6" style:family="paragraph" style:parent-style-name="Midnightblue2_7e_LT_7e_Gliederung_20_5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Gliederung_20_7" style:display-name="Midnightblue2~LT~Gliederung 7" style:family="paragraph" style:parent-style-name="Midnightblue2_7e_LT_7e_Gliederung_20_6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Gliederung_20_8" style:display-name="Midnightblue2~LT~Gliederung 8" style:family="paragraph" style:parent-style-name="Midnightblue2_7e_LT_7e_Gliederung_20_7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Gliederung_20_9" style:display-name="Midnightblue2~LT~Gliederung 9" style:family="paragraph" style:parent-style-name="Midnightblue2_7e_LT_7e_Gliederung_20_8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Titel" style:display-name="Midnightblue2~LT~Titel" style:family="paragraph">
      <style:paragraph-properties style:line-height-at-least="0.139in" fo:text-align="center" style:justify-single-word="false"/>
      <style:text-properties fo:color="#2c3e50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27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7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2_7e_LT_7e_Untertitel" style:display-name="Midnightblue2~LT~Untertitel" style:family="paragraph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2_7e_LT_7e_Notizen" style:display-name="Midnightblue2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2_7e_LT_7e_Hintergrundobjekte" style:display-name="Midnightblue2~LT~Hintergrundobjekte" style:family="paragraph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Liberation Sans2" style:font-family-asian="'Liberation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Midnightblue2_7e_LT_7e_Hintergrund" style:display-name="Midnightblue2~LT~Hintergrund" style:family="paragraph">
      <style:text-properties style:font-name="Source Sans Pro" fo:font-family="'Source Sans Pro'" style:font-family-generic="roman" style:font-pitch="variable" fo:font-size="12pt" style:letter-kerning="true" style:font-name-asian="Liberation Sans2" style:font-family-asian="'Liberation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rong_20_Emphasis" style:display-name="Strong Emphasis" style:family="paragraph">
      <style:text-properties style:font-name="Source Sans Pro" fo:font-family="'Source Sans Pro'" style:font-family-generic="roman" style:font-pitch="variable" fo:font-size="12pt" fo:font-weight="bold" style:font-name-asian="Liberation Sans2" style:font-family-asian="'Liberation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0:23:55.642281691</meta:creation-date>
    <meta:generator>LibreOffice/7.3.6.2$Linux_X86_64 LibreOffice_project/30$Build-2</meta:generator>
    <dc:date>2022-11-22T12:02:56.216769663</dc:date>
    <meta:editing-duration>PT7H11M41S</meta:editing-duration>
    <meta:editing-cycles>34</meta:editing-cycles>
    <meta:document-statistic meta:table-count="0" meta:image-count="0" meta:object-count="0" meta:page-count="3" meta:paragraph-count="56" meta:word-count="1187" meta:character-count="8629" meta:non-whitespace-character-count="7503"/>
  </office:meta>
</office:document-meta>
</file>